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3.893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0.7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/>
      <table:table table:name="BOM" table:style-name="ta1">
        <table:table-column table:style-name="co5" table:default-cell-style-name="Default"/>
        <table:table-column table:style-name="co6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17" office:value-type="string" calcext:value-type="string">
            <text:p>2017-01-23</text:p>
          </table:table-cell>
          <table:table-cell table:style-name="ce17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-C38,C41-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4 needed)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P1-JP4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74HC4060</text:p>
          </table:table-cell>
          <table:table-cell office:value-type="string" calcext:value-type="string">
            <text:p>IC,14 stage binary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74LS27</text:p>
          </table:table-cell>
          <table:table-cell office:value-type="string" calcext:value-type="string">
            <text:p>IC, triple 3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.4576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CB or 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7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Identifier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# Pins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7" office:value-type="float" office:value="555" calcext:value-type="float">
            <text:p>555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7" office:value-type="string" calcext:value-type="string">
            <text:p>8 MHz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7" office:value-type="string" calcext:value-type="string">
            <text:p>74LS00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7" office:value-type="string" calcext:value-type="string">
            <text:p>74LS06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7" office:value-type="string" calcext:value-type="string">
            <text:p>74LS04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7" office:value-type="float" office:value="68000" calcext:value-type="float">
            <text:p>68000</text:p>
          </table:table-cell>
          <table:table-cell table:style-name="ce7" office:value-type="float" office:value="64" calcext:value-type="float">
            <text:p>64</text:p>
          </table:table-cell>
          <table:table-cell table:style-name="ce12" office:value-type="string" calcext:value-type="string">
            <text:p>14,49</text:p>
          </table:table-cell>
          <table:table-cell table:style-name="ce12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7" office:value-type="string" calcext:value-type="string">
            <text:p>74LS08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7" office:value-type="string" calcext:value-type="string">
            <text:p>74LS32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7" office:value-type="string" calcext:value-type="string">
            <text:p>74LS32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7" office:value-type="string" calcext:value-type="string">
            <text:p>74LS32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7" office:value-type="string" calcext:value-type="string">
            <text:p>HM626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7" office:value-type="string" calcext:value-type="string">
            <text:p>28C6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7" office:value-type="string" calcext:value-type="string">
            <text:p>HM626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7" office:value-type="string" calcext:value-type="string">
            <text:p>28C6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7" office:value-type="string" calcext:value-type="string">
            <text:p>HM626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7" office:value-type="string" calcext:value-type="string">
            <text:p>28C6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7" office:value-type="string" calcext:value-type="string">
            <text:p>HM626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7" office:value-type="string" calcext:value-type="string">
            <text:p>28C6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7" office:value-type="string" calcext:value-type="string">
            <text:p>74LS20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7" office:value-type="string" calcext:value-type="string">
            <text:p>74LS74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7" office:value-type="string" calcext:value-type="string">
            <text:p>74LS16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7" office:value-type="string" calcext:value-type="string">
            <text:p>74LS16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7" office:value-type="string" calcext:value-type="string">
            <text:p>74LS74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7" office:value-type="string" calcext:value-type="string">
            <text:p>74LS260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7" office:value-type="string" calcext:value-type="string">
            <text:p>74LS260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7" office:value-type="string" calcext:value-type="string">
            <text:p>74LS138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7" office:value-type="string" calcext:value-type="string">
            <text:p>25LS254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7" office:value-type="string" calcext:value-type="string">
            <text:p>74LS148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7" office:value-type="float" office:value="6850" calcext:value-type="float">
            <text:p>6850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7" office:value-type="float" office:value="6850" calcext:value-type="float">
            <text:p>6850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7" office:value-type="string" calcext:value-type="string">
            <text:p>MC14411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7" office:value-type="string" calcext:value-type="string">
            <text:p>74LS138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7" office:value-type="string" calcext:value-type="string">
            <text:p>74LS138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table:style-name="ce7" office:value-type="string" calcext:value-type="string">
            <text:p>74LS00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table:style-name="ce7" office:value-type="string" calcext:value-type="string">
            <text:p>74LS74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table:style-name="ce7" office:value-type="string" calcext:value-type="string">
            <text:p>74LS27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table:style-name="ce7" office:value-type="string" calcext:value-type="string">
            <text:p>74LS00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32:BOM.E6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1:32:56.751862190</dc:date>
    <meta:editing-duration>PT3H32M35S</meta:editing-duration>
    <meta:editing-cycles>174</meta:editing-cycles>
    <meta:generator>LibreOffice/7.3.7.2$Linux_X86_64 LibreOffice_project/30$Build-2</meta:generator>
    <meta:print-date>2017-05-26T23:07:50.869131084</meta:print-date>
    <meta:document-statistic meta:table-count="2" meta:cell-count="485" meta:object-count="0"/>
  </office:meta>
</office:document-meta>
</file>